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8.71pt"/>
    </style:style>
    <style:style style:name="co2" style:family="table-column">
      <style:table-column-properties fo:break-before="auto" style:column-width="57.3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instruc" table:style-name="ta1">
        <table:shapes>
          <draw:frame draw:z-index="0" draw:style-name="gr1" draw:text-style-name="P1" svg:width="879.34pt" svg:height="379.47pt" svg:x="43.71pt" svg:y="3pt">
            <loext:p draw:notify-on-update-of-ranges="instruc.A1:instruc.A27 instruc.B1:instruc.B2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PECIAL</text:p>
          </table:table-cell>
          <table:table-cell office:value-type="float" office:value="575566411" calcext:value-type="float">
            <text:p>575566411</text:p>
          </table:table-cell>
        </table:table-row>
        <table:table-row table:style-name="ro1">
          <table:table-cell office:value-type="string" calcext:value-type="string">
            <text:p>REGIMM</text:p>
          </table:table-cell>
          <table:table-cell office:value-type="float" office:value="275745" calcext:value-type="float">
            <text:p>27574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494078" calcext:value-type="float">
            <text:p>8494078</text:p>
          </table:table-cell>
        </table:table-row>
        <table:table-row table:style-name="ro1">
          <table:table-cell office:value-type="string" calcext:value-type="string">
            <text:p>JAL</text:p>
          </table:table-cell>
          <table:table-cell office:value-type="float" office:value="2619958" calcext:value-type="float">
            <text:p>2619958</text:p>
          </table:table-cell>
        </table:table-row>
        <table:table-row table:style-name="ro1">
          <table:table-cell office:value-type="string" calcext:value-type="string">
            <text:p>BEQ</text:p>
          </table:table-cell>
          <table:table-cell office:value-type="float" office:value="19529098" calcext:value-type="float">
            <text:p>19529098</text:p>
          </table:table-cell>
        </table:table-row>
        <table:table-row table:style-name="ro1">
          <table:table-cell office:value-type="string" calcext:value-type="string">
            <text:p>BNE</text:p>
          </table:table-cell>
          <table:table-cell office:value-type="float" office:value="101464115" calcext:value-type="float">
            <text:p>101464115</text:p>
          </table:table-cell>
        </table:table-row>
        <table:table-row table:style-name="ro1">
          <table:table-cell office:value-type="string" calcext:value-type="string">
            <text:p>BLEZ</text:p>
          </table:table-cell>
          <table:table-cell office:value-type="float" office:value="679942" calcext:value-type="float">
            <text:p>679942</text:p>
          </table:table-cell>
        </table:table-row>
        <table:table-row table:style-name="ro1">
          <table:table-cell office:value-type="string" calcext:value-type="string">
            <text:p>BGTZ</text:p>
          </table:table-cell>
          <table:table-cell office:value-type="float" office:value="425913" calcext:value-type="float">
            <text:p>425913</text:p>
          </table:table-cell>
        </table:table-row>
        <table:table-row table:style-name="ro1">
          <table:table-cell office:value-type="string" calcext:value-type="string">
            <text:p>ADD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DIU</text:p>
          </table:table-cell>
          <table:table-cell office:value-type="float" office:value="170333808" calcext:value-type="float">
            <text:p>170333808</text:p>
          </table:table-cell>
        </table:table-row>
        <table:table-row table:style-name="ro1">
          <table:table-cell office:value-type="string" calcext:value-type="string">
            <text:p>SLTI</text:p>
          </table:table-cell>
          <table:table-cell office:value-type="float" office:value="338739" calcext:value-type="float">
            <text:p>338739</text:p>
          </table:table-cell>
        </table:table-row>
        <table:table-row table:style-name="ro1">
          <table:table-cell office:value-type="string" calcext:value-type="string">
            <text:p>SLTIU</text:p>
          </table:table-cell>
          <table:table-cell office:value-type="float" office:value="746439" calcext:value-type="float">
            <text:p>746439</text:p>
          </table:table-cell>
        </table:table-row>
        <table:table-row table:style-name="ro1">
          <table:table-cell office:value-type="string" calcext:value-type="string">
            <text:p>ANDI</text:p>
          </table:table-cell>
          <table:table-cell office:value-type="float" office:value="2754778" calcext:value-type="float">
            <text:p>2754778</text:p>
          </table:table-cell>
        </table:table-row>
        <table:table-row table:style-name="ro1">
          <table:table-cell office:value-type="string" calcext:value-type="string">
            <text:p>ORI</text:p>
          </table:table-cell>
          <table:table-cell office:value-type="float" office:value="489741" calcext:value-type="float">
            <text:p>489741</text:p>
          </table:table-cell>
        </table:table-row>
        <table:table-row table:style-name="ro1">
          <table:table-cell office:value-type="string" calcext:value-type="string">
            <text:p>XORI</text:p>
          </table:table-cell>
          <table:table-cell office:value-type="float" office:value="62173" calcext:value-type="float">
            <text:p>62173</text:p>
          </table:table-cell>
        </table:table-row>
        <table:table-row table:style-name="ro1">
          <table:table-cell office:value-type="string" calcext:value-type="string">
            <text:p>LUI</text:p>
          </table:table-cell>
          <table:table-cell office:value-type="float" office:value="1063544" calcext:value-type="float">
            <text:p>1063544</text:p>
          </table:table-cell>
        </table:table-row>
        <table:table-row table:style-name="ro1">
          <table:table-cell office:value-type="string" calcext:value-type="string">
            <text:p>LB</text:p>
          </table:table-cell>
          <table:table-cell office:value-type="float" office:value="1980664" calcext:value-type="float">
            <text:p>1980664</text:p>
          </table:table-cell>
        </table:table-row>
        <table:table-row table:style-name="ro1">
          <table:table-cell office:value-type="string" calcext:value-type="string">
            <text:p>LH</text:p>
          </table:table-cell>
          <table:table-cell office:value-type="float" office:value="6605118" calcext:value-type="float">
            <text:p>6605118</text:p>
          </table:table-cell>
        </table:table-row>
        <table:table-row table:style-name="ro1">
          <table:table-cell office:value-type="string" calcext:value-type="string">
            <text:p>LW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W</text:p>
          </table:table-cell>
          <table:table-cell office:value-type="float" office:value="84587686" calcext:value-type="float">
            <text:p>84587686</text:p>
          </table:table-cell>
        </table:table-row>
        <table:table-row table:style-name="ro1">
          <table:table-cell office:value-type="string" calcext:value-type="string">
            <text:p>LBU</text:p>
          </table:table-cell>
          <table:table-cell office:value-type="float" office:value="81604334" calcext:value-type="float">
            <text:p>81604334</text:p>
          </table:table-cell>
        </table:table-row>
        <table:table-row table:style-name="ro1">
          <table:table-cell office:value-type="string" calcext:value-type="string">
            <text:p>LHU</text:p>
          </table:table-cell>
          <table:table-cell office:value-type="float" office:value="459919" calcext:value-type="float">
            <text:p>459919</text:p>
          </table:table-cell>
        </table:table-row>
        <table:table-row table:style-name="ro1">
          <table:table-cell office:value-type="string" calcext:value-type="string">
            <text:p>LW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1338186" calcext:value-type="float">
            <text:p>1338186</text:p>
          </table:table-cell>
        </table:table-row>
        <table:table-row table:style-name="ro1">
          <table:table-cell office:value-type="string" calcext:value-type="string">
            <text:p>SH</text:p>
          </table:table-cell>
          <table:table-cell office:value-type="float" office:value="139557" calcext:value-type="float">
            <text:p>139557</text:p>
          </table:table-cell>
        </table:table-row>
        <table:table-row table:style-name="ro1">
          <table:table-cell office:value-type="string" calcext:value-type="string">
            <text:p>SW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</text:p>
          </table:table-cell>
          <table:table-cell office:value-type="float" office:value="45286237" calcext:value-type="float">
            <text:p>452862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00/00/0000</text:date>, <text:time style:data-style-name="N2" text:time-value="05:31:06.8951141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8T05:32:46.931305463</dc:date>
    <meta:editing-duration>PT10M32S</meta:editing-duration>
    <meta:editing-cycles>3</meta:editing-cycles>
    <meta:generator>LibreOffice/5.1.6.2$Linux_X86_64 LibreOffice_project/10m0$Build-2</meta:generator>
    <meta:document-statistic meta:table-count="1" meta:cell-count="5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1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022cm" svg:height="13.388cm" xlink:href=".." xlink:type="simple" chart:class="chart:bar" chart:style-name="ch1">
        <chart:title svg:x="13.708cm" svg:y="0.403cm" chart:style-name="ch2">
          <text:p>Instruction count </text:p>
        </chart:title>
        <chart:subtitle svg:x="13.906cm" svg:y="1.449cm" chart:style-name="ch3">
          <text:p>of all benchmarks</text:p>
        </chart:subtitle>
        <chart:legend svg:x="27.233cm" svg:y="12.439cm" style:legend-expansion="custom" chartooo:width="3.111cm" chartooo:height="0.598cm" style:legend-expansion-aspect-ratio="5.20234113712375" chart:style-name="ch4"/>
        <chart:plot-area chart:style-name="ch5" table:cell-range-address="instruc.A1:instruc.B27" chart:data-source-has-labels="both" svg:x="1.631cm" svg:y="2.399cm" svg:width="28.771cm" svg:height="9.741cm">
          <chartooo:coordinate-region svg:x="3.734cm" svg:y="2.399cm" svg:width="26.668cm" svg:height="7.963cm"/>
          <chart:axis chart:dimension="x" chart:name="primary-x" chart:style-name="ch6" chartooo:axis-type="auto">
            <chartooo:date-scale/>
            <chart:title svg:x="14.591cm" svg:y="11.823cm" chart:style-name="ch7">
              <text:p>Benchmark</text:p>
            </chart:title>
            <chart:categories table:cell-range-address="instruc.A1:instruc.A27"/>
          </chart:axis>
          <chart:axis chart:dimension="y" chart:name="primary-y" chart:style-name="ch8">
            <chart:title svg:x="0.836cm" svg:y="8.515cm" chart:style-name="ch9">
              <text:p>Instruction count (log-scale)</text:p>
            </chart:title>
            <chart:grid chart:style-name="ch10" chart:class="major"/>
          </chart:axis>
          <chart:series chart:style-name="ch11" chart:values-cell-range-address="instruc.B1:instruc.B27" loext:label-string="&quot;Instruction count&quot;" chart:class="chart:ba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truction count</text:p>
              </table:table-cell>
            </table:table-row>
          </table:table-header-rows>
          <table:table-rows>
            <table:table-row>
              <table:table-cell office:value-type="string">
                <text:p>SPECIAL</text:p>
                <draw:g>
                  <svg:desc>instruc.A1:instruc.A27</svg:desc>
                </draw:g>
              </table:table-cell>
              <table:table-cell office:value-type="float" office:value="575566411">
                <text:p>575566411</text:p>
                <draw:g>
                  <svg:desc>instruc.B1:instruc.B27</svg:desc>
                </draw:g>
              </table:table-cell>
            </table:table-row>
            <table:table-row>
              <table:table-cell office:value-type="string">
                <text:p>REGIMM</text:p>
              </table:table-cell>
              <table:table-cell office:value-type="float" office:value="275745">
                <text:p>275745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8494078">
                <text:p>8494078</text:p>
              </table:table-cell>
            </table:table-row>
            <table:table-row>
              <table:table-cell office:value-type="string">
                <text:p>JAL</text:p>
              </table:table-cell>
              <table:table-cell office:value-type="float" office:value="2619958">
                <text:p>2619958</text:p>
              </table:table-cell>
            </table:table-row>
            <table:table-row>
              <table:table-cell office:value-type="string">
                <text:p>BEQ</text:p>
              </table:table-cell>
              <table:table-cell office:value-type="float" office:value="19529098">
                <text:p>19529098</text:p>
              </table:table-cell>
            </table:table-row>
            <table:table-row>
              <table:table-cell office:value-type="string">
                <text:p>BNE</text:p>
              </table:table-cell>
              <table:table-cell office:value-type="float" office:value="101464115">
                <text:p>101464115</text:p>
              </table:table-cell>
            </table:table-row>
            <table:table-row>
              <table:table-cell office:value-type="string">
                <text:p>BLEZ</text:p>
              </table:table-cell>
              <table:table-cell office:value-type="float" office:value="679942">
                <text:p>679942</text:p>
              </table:table-cell>
            </table:table-row>
            <table:table-row>
              <table:table-cell office:value-type="string">
                <text:p>BGTZ</text:p>
              </table:table-cell>
              <table:table-cell office:value-type="float" office:value="425913">
                <text:p>425913</text:p>
              </table:table-cell>
            </table:table-row>
            <table:table-row>
              <table:table-cell office:value-type="string">
                <text:p>ADDI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DDIU</text:p>
              </table:table-cell>
              <table:table-cell office:value-type="float" office:value="170333808">
                <text:p>170333808</text:p>
              </table:table-cell>
            </table:table-row>
            <table:table-row>
              <table:table-cell office:value-type="string">
                <text:p>SLTI</text:p>
              </table:table-cell>
              <table:table-cell office:value-type="float" office:value="338739">
                <text:p>338739</text:p>
              </table:table-cell>
            </table:table-row>
            <table:table-row>
              <table:table-cell office:value-type="string">
                <text:p>SLTIU</text:p>
              </table:table-cell>
              <table:table-cell office:value-type="float" office:value="746439">
                <text:p>746439</text:p>
              </table:table-cell>
            </table:table-row>
            <table:table-row>
              <table:table-cell office:value-type="string">
                <text:p>ANDI</text:p>
              </table:table-cell>
              <table:table-cell office:value-type="float" office:value="2754778">
                <text:p>2754778</text:p>
              </table:table-cell>
            </table:table-row>
            <table:table-row>
              <table:table-cell office:value-type="string">
                <text:p>ORI</text:p>
              </table:table-cell>
              <table:table-cell office:value-type="float" office:value="489741">
                <text:p>489741</text:p>
              </table:table-cell>
            </table:table-row>
            <table:table-row>
              <table:table-cell office:value-type="string">
                <text:p>XORI</text:p>
              </table:table-cell>
              <table:table-cell office:value-type="float" office:value="62173">
                <text:p>62173</text:p>
              </table:table-cell>
            </table:table-row>
            <table:table-row>
              <table:table-cell office:value-type="string">
                <text:p>LUI</text:p>
              </table:table-cell>
              <table:table-cell office:value-type="float" office:value="1063544">
                <text:p>1063544</text:p>
              </table:table-cell>
            </table:table-row>
            <table:table-row>
              <table:table-cell office:value-type="string">
                <text:p>LB</text:p>
              </table:table-cell>
              <table:table-cell office:value-type="float" office:value="1980664">
                <text:p>1980664</text:p>
              </table:table-cell>
            </table:table-row>
            <table:table-row>
              <table:table-cell office:value-type="string">
                <text:p>LH</text:p>
              </table:table-cell>
              <table:table-cell office:value-type="float" office:value="6605118">
                <text:p>6605118</text:p>
              </table:table-cell>
            </table:table-row>
            <table:table-row>
              <table:table-cell office:value-type="string">
                <text:p>LWL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W</text:p>
              </table:table-cell>
              <table:table-cell office:value-type="float" office:value="84587686">
                <text:p>84587686</text:p>
              </table:table-cell>
            </table:table-row>
            <table:table-row>
              <table:table-cell office:value-type="string">
                <text:p>LBU</text:p>
              </table:table-cell>
              <table:table-cell office:value-type="float" office:value="81604334">
                <text:p>81604334</text:p>
              </table:table-cell>
            </table:table-row>
            <table:table-row>
              <table:table-cell office:value-type="string">
                <text:p>LHU</text:p>
              </table:table-cell>
              <table:table-cell office:value-type="float" office:value="459919">
                <text:p>459919</text:p>
              </table:table-cell>
            </table:table-row>
            <table:table-row>
              <table:table-cell office:value-type="string">
                <text:p>LWR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B</text:p>
              </table:table-cell>
              <table:table-cell office:value-type="float" office:value="1338186">
                <text:p>1338186</text:p>
              </table:table-cell>
            </table:table-row>
            <table:table-row>
              <table:table-cell office:value-type="string">
                <text:p>SH</text:p>
              </table:table-cell>
              <table:table-cell office:value-type="float" office:value="139557">
                <text:p>139557</text:p>
              </table:table-cell>
            </table:table-row>
            <table:table-row>
              <table:table-cell office:value-type="string">
                <text:p>SWL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W</text:p>
              </table:table-cell>
              <table:table-cell office:value-type="float" office:value="45286237">
                <text:p>452862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